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48pt" fo:font-style="italic" style:text-underline-style="solid" style:text-underline-width="auto" style:text-underline-color="font-color" style:font-size-asian="48pt" style:font-style-asian="italic" style:font-size-complex="48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>Prospectos – Confeitaria Sorveteria Chocolates Padari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ernando hocevar</meta:initial-creator>
    <meta:creation-date>2024-12-09T23:10:43.17</meta:creation-date>
    <meta:document-statistic meta:table-count="0" meta:image-count="0" meta:object-count="0" meta:page-count="1" meta:paragraph-count="1" meta:word-count="6" meta:character-count="55"/>
    <dc:date>2024-12-09T23:12:52.36</dc:date>
    <dc:creator>fernando hocevar</dc:creator>
    <meta:editing-duration>PT2M10S</meta:editing-duration>
    <meta:editing-cycles>1</meta:editing-cycles>
    <meta:generator>OpenOffice/4.1.15$Win32 OpenOffice.org_project/4115m2$Build-9813</meta:generator>
  </office:meta>
</office:document-meta>
</file>